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onaco" svg:font-family="Monaco, Courier, monospace"/>
    <style:font-face style:name="apple-system" svg:font-family="apple-system, BlinkMacSystemFont, 'Segoe UI', Roboto, Oxygen, Ubuntu, Cantarell, 'Fira Sans', 'Droid Sans', 'Helvetica Neue', sans-serif"/>
    <style:font-face style:name="courier new" svg:font-family="'courier new', courier, monospace"/>
    <style:font-face style:name="georgia" svg:font-family="georgia, palatina, serif"/>
    <style:font-face style:name="times new roman" svg:font-family="'times new roman', times, 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dobe 黑体 Std R" svg:font-family="'Adobe 黑体 Std R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表格1" style:family="table">
      <style:table-properties style:width="17.59cm" style:rel-width="100%" table:align="left"/>
    </style:style>
    <style:style style:name="表格1.A" style:family="table-column">
      <style:table-column-properties style:column-width="5.749cm" style:rel-column-width="3259*"/>
    </style:style>
    <style:style style:name="表格1.B" style:family="table-column">
      <style:table-column-properties style:column-width="11.841cm" style:rel-column-width="6712*"/>
    </style:style>
    <style:style style:name="表格1.A1" style:family="table-cell">
      <style:table-cell-properties fo:padding="0.24cm" fo:border="0.05pt solid #d9d9d9"/>
    </style:style>
    <style:style style:name="表格2" style:family="table">
      <style:table-properties style:width="17.588cm" table:align="left"/>
    </style:style>
    <style:style style:name="表格2.A" style:family="table-column">
      <style:table-column-properties style:column-width="8.1cm"/>
    </style:style>
    <style:style style:name="表格2.B" style:family="table-column">
      <style:table-column-properties style:column-width="9.488cm"/>
    </style:style>
    <style:style style:name="表格2.A1" style:family="table-cell">
      <style:table-cell-properties fo:padding="0.24cm" fo:border="0.05pt solid #d9d9d9"/>
    </style:style>
    <style:style style:name="表格3" style:family="table">
      <style:table-properties style:width="17.588cm" table:align="left"/>
    </style:style>
    <style:style style:name="表格3.A" style:family="table-column">
      <style:table-column-properties style:column-width="8.1cm"/>
    </style:style>
    <style:style style:name="表格3.B" style:family="table-column">
      <style:table-column-properties style:column-width="9.488cm"/>
    </style:style>
    <style:style style:name="表格3.A1" style:family="table-cell">
      <style:table-cell-properties fo:padding="0.24cm" fo:border="0.05pt solid #d9d9d9"/>
    </style:style>
    <style:style style:name="表格4" style:family="table">
      <style:table-properties style:width="17.588cm" table:align="left"/>
    </style:style>
    <style:style style:name="表格4.A" style:family="table-column">
      <style:table-column-properties style:column-width="8.1cm"/>
    </style:style>
    <style:style style:name="表格4.B" style:family="table-column">
      <style:table-column-properties style:column-width="9.488cm"/>
    </style:style>
    <style:style style:name="表格4.A1" style:family="table-cell">
      <style:table-cell-properties fo:padding="0.24cm" fo:border="0.05pt solid #d9d9d9"/>
    </style:style>
    <style:style style:name="表格6" style:family="table">
      <style:table-properties style:width="17.604cm" fo:margin-left="0cm" table:align="left"/>
    </style:style>
    <style:style style:name="表格6.A" style:family="table-column">
      <style:table-column-properties style:column-width="7.987cm"/>
    </style:style>
    <style:style style:name="表格6.B" style:family="table-column">
      <style:table-column-properties style:column-width="9.617cm"/>
    </style:style>
    <style:style style:name="表格6.A1" style:family="table-cell">
      <style:table-cell-properties fo:padding="0.24cm" fo:border="0.05pt solid #d9d9d9"/>
    </style:style>
    <style:style style:name="表格7" style:family="table">
      <style:table-properties style:width="17.588cm" table:align="left"/>
    </style:style>
    <style:style style:name="表格7.A" style:family="table-column">
      <style:table-column-properties style:column-width="7.987cm"/>
    </style:style>
    <style:style style:name="表格7.B" style:family="table-column">
      <style:table-column-properties style:column-width="9.601cm"/>
    </style:style>
    <style:style style:name="表格7.A1" style:family="table-cell">
      <style:table-cell-properties fo:padding="0.24cm" fo:border="0.05pt solid #d9d9d9"/>
    </style:style>
    <style:style style:name="表格8" style:family="table">
      <style:table-properties style:width="17.588cm" table:align="left"/>
    </style:style>
    <style:style style:name="表格8.A" style:family="table-column">
      <style:table-column-properties style:column-width="7.987cm"/>
    </style:style>
    <style:style style:name="表格8.B" style:family="table-column">
      <style:table-column-properties style:column-width="9.601cm"/>
    </style:style>
    <style:style style:name="表格8.A1" style:family="table-cell">
      <style:table-cell-properties fo:padding="0.24cm" fo:border="0.05pt solid #d9d9d9"/>
    </style:style>
    <style:style style:name="P1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383838" style:font-name="Adobe 黑体 Std R" fo:font-size="12pt" fo:letter-spacing="normal" fo:font-style="normal" fo:font-weight="normal" style:font-name-asian="Adobe 黑体 Std R" style:font-size-asian="12pt" style:font-size-complex="12pt" loext:padding="0cm" loext:border="none"/>
    </style:style>
    <style:style style:name="P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383838" style:font-name="Adobe 黑体 Std R" fo:font-size="12pt" fo:letter-spacing="normal" fo:font-style="normal" fo:font-weight="normal" style:font-name-asian="Adobe 黑体 Std R" style:font-size-asian="12pt" style:font-size-complex="12pt" loext:padding="0cm" loext:border="none"/>
    </style:style>
    <style:style style:name="P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5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</style:style>
    <style:style style:name="P6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ff0000" style:font-name="Adobe 黑体 Std R" fo:font-size="12pt" style:font-name-asian="Adobe 黑体 Std R" style:font-size-asian="12pt" style:font-size-complex="12pt"/>
    </style:style>
    <style:style style:name="P7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993366" style:font-name="Adobe 黑体 Std R" fo:font-size="12pt" style:font-name-asian="Adobe 黑体 Std R" style:font-size-asian="12pt" style:font-size-complex="12pt" loext:padding="0cm" loext:border="none"/>
    </style:style>
    <style:style style:name="P8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dobe 黑体 Std R" fo:font-size="12pt" style:font-name-asian="Adobe 黑体 Std R" style:font-size-asian="12pt" style:font-size-complex="12pt"/>
    </style:style>
    <style:style style:name="P9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style:font-name="Adobe 黑体 Std R" fo:font-size="12pt" style:font-name-asian="Adobe 黑体 Std R" style:font-size-asian="12pt" style:font-size-complex="12pt" loext:padding="0cm" loext:border="none"/>
    </style:style>
    <style:style style:name="P10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dobe 黑体 Std R" fo:font-size="12pt" style:font-name-asian="Adobe 黑体 Std R" style:font-size-asian="12pt" style:font-size-complex="12pt" loext:padding="0cm" loext:border="none"/>
    </style:style>
    <style:style style:name="P11" style:family="paragraph" style:parent-style-name="Text_20_body">
      <style:text-properties style:font-name="Adobe 黑体 Std R" fo:font-size="12pt" style:font-name-asian="Adobe 黑体 Std R" style:font-size-asian="12pt" style:font-size-complex="12pt"/>
    </style:style>
    <style:style style:name="P12" style:family="paragraph" style:parent-style-name="Horizontal_20_Line">
      <style:paragraph-properties fo:margin-top="0cm" fo:margin-bottom="0cm" loext:contextual-spacing="false" fo:orphans="2" fo:widows="2"/>
      <style:text-properties style:font-name="Adobe 黑体 Std R" fo:font-size="12pt" style:font-name-asian="Adobe 黑体 Std R" style:font-size-asian="12pt" style:font-size-complex="12pt"/>
    </style:style>
    <style:style style:name="P13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Adobe 黑体 Std R" fo:font-size="12pt" style:font-name-asian="Adobe 黑体 Std R" style:font-size-asian="12pt" style:font-size-complex="12pt"/>
    </style:style>
    <style:style style:name="T1" style:family="text">
      <style:text-properties fo:font-variant="normal" fo:text-transform="none" fo:color="#383838" style:font-name="Adobe 黑体 Std R" fo:font-size="12pt" fo:letter-spacing="normal" fo:font-style="normal" fo:font-weight="normal" style:font-name-asian="Adobe 黑体 Std R" style:font-size-asian="12pt" style:font-size-complex="12pt" loext:padding="0cm" loext:border="none"/>
    </style:style>
    <style:style style:name="T2" style:family="text">
      <style:text-properties fo:font-variant="normal" fo:text-transform="none" fo:color="#383838" style:font-name="Adobe 黑体 Std R" fo:font-size="12pt" fo:letter-spacing="normal" fo:font-style="normal" style:text-underline-style="solid" style:text-underline-width="auto" style:text-underline-color="font-color" fo:font-weight="normal" style:font-name-asian="Adobe 黑体 Std R" style:font-size-asian="12pt" style:font-size-complex="12pt" loext:padding="0cm" loext:border="none"/>
    </style:style>
    <style:style style:name="T3" style:family="text">
      <style:text-properties fo:font-variant="normal" fo:text-transform="none" fo:color="#383838" style:font-name="Adobe 黑体 Std R" fo:font-size="12pt" fo:letter-spacing="normal" style:font-name-asian="Adobe 黑体 Std R" style:font-size-asian="12pt" style:font-style-asian="normal" style:font-weight-asian="normal" style:font-size-complex="12pt" loext:padding="0cm" loext:border="none"/>
    </style:style>
    <style:style style:name="T4" style:family="text">
      <style:text-properties fo:font-variant="normal" fo:text-transform="none" fo:color="#383838" style:font-name="Adobe 黑体 Std R" fo:font-size="12pt" fo:letter-spacing="normal" style:text-underline-style="solid" style:text-underline-width="auto" style:text-underline-color="font-color" style:font-name-asian="Adobe 黑体 Std R" style:font-size-asian="12pt" style:font-style-asian="normal" style:font-weight-asian="normal" style:font-size-complex="12pt" loext:padding="0cm" loext:border="none"/>
    </style:style>
    <style:style style:name="T5" style:family="text">
      <style:text-properties fo:font-variant="normal" fo:text-transform="none" fo:color="#0000ff" style:font-name="Adobe 黑体 Std R" fo:font-size="12pt" fo:letter-spacing="normal" fo:font-style="normal" fo:font-weight="normal" style:font-name-asian="Adobe 黑体 Std R" style:font-size-asian="12pt" style:font-size-complex="12pt" loext:padding="0cm" loext:border="none"/>
    </style:style>
    <style:style style:name="T6" style:family="text">
      <style:text-properties fo:font-variant="normal" fo:text-transform="none" fo:color="#ff0000" style:font-name="Adobe 黑体 Std R" fo:font-size="12pt" fo:letter-spacing="normal" fo:font-style="normal" fo:font-weight="normal" style:font-name-asian="Adobe 黑体 Std R" style:font-size-asian="12pt" style:font-size-complex="12pt" loext:padding="0cm" loext:border="none"/>
    </style:style>
    <style:style style:name="T7" style:family="text">
      <style:text-properties fo:font-variant="normal" fo:text-transform="none" fo:color="#ff0000" style:font-name="Adobe 黑体 Std R" fo:font-size="12pt" fo:letter-spacing="normal" style:font-name-asian="Adobe 黑体 Std R" style:font-size-asian="12pt" style:font-style-asian="normal" style:font-weight-asian="normal" style:font-size-complex="12pt" loext:padding="0cm" loext:border="none"/>
    </style:style>
    <style:style style:name="T8" style:family="text">
      <style:text-properties fo:font-variant="normal" fo:text-transform="none" fo:color="#ff6600" style:font-name="Adobe 黑体 Std R" fo:font-size="12pt" fo:letter-spacing="normal" fo:font-style="normal" fo:font-weight="normal" style:font-name-asian="Adobe 黑体 Std R" style:font-size-asian="12pt" style:font-size-complex="12pt" loext:padding="0cm" loext:border="none"/>
    </style:style>
    <style:style style:name="T9" style:family="text">
      <style:text-properties fo:font-variant="normal" fo:text-transform="none" fo:color="#993300" style:font-name="Adobe 黑体 Std R" fo:font-size="12pt" fo:letter-spacing="normal" fo:font-style="normal" fo:font-weight="normal" style:font-name-asian="Adobe 黑体 Std R" style:font-size-asian="12pt" style:font-size-complex="12pt" loext:padding="0cm" loext:border="none"/>
    </style:style>
    <style:style style:name="T10" style:family="text">
      <style:text-properties fo:font-variant="normal" fo:text-transform="none" fo:color="#993300" style:font-name="Adobe 黑体 Std R" fo:font-size="12pt" fo:letter-spacing="normal" style:font-name-asian="Adobe 黑体 Std R" style:font-size-asian="12pt" style:font-style-asian="normal" style:font-weight-asian="normal" style:font-size-complex="12pt" loext:padding="0cm" loext:border="none"/>
    </style:style>
    <style:style style:name="T11" style:family="text">
      <style:text-properties fo:font-variant="normal" fo:text-transform="none" fo:color="#008000" style:font-name="Adobe 黑体 Std R" fo:font-size="12pt" fo:letter-spacing="normal" fo:font-style="normal" fo:font-weight="normal" style:font-name-asian="Adobe 黑体 Std R" style:font-size-asian="12pt" style:font-size-complex="12pt" loext:padding="0cm" loext:border="none"/>
    </style:style>
    <style:style style:name="T12" style:family="text">
      <style:text-properties fo:font-variant="normal" fo:text-transform="none" fo:color="#008000" style:font-name="Adobe 黑体 Std R" fo:font-size="12pt" fo:letter-spacing="normal" style:font-name-asian="Adobe 黑体 Std R" style:font-size-asian="12pt" style:font-style-asian="normal" style:font-weight-asian="normal" style:font-size-complex="12pt" loext:padding="0cm" loext:border="none"/>
    </style:style>
    <style:style style:name="T13" style:family="text">
      <style:text-properties fo:font-variant="normal" fo:text-transform="none" fo:color="#008000" style:font-name="Adobe 黑体 Std R" fo:font-size="12pt" fo:letter-spacing="normal" style:text-underline-style="solid" style:text-underline-width="auto" style:text-underline-color="font-color" style:font-name-asian="Adobe 黑体 Std R" style:font-size-asian="12pt" style:font-style-asian="normal" style:font-weight-asian="normal" style:font-size-complex="12pt" loext:padding="0cm" loext:border="none"/>
    </style:style>
    <style:style style:name="T14" style:family="text">
      <style:text-properties fo:font-variant="normal" fo:text-transform="none" fo:color="#ff00ff" style:font-name="Adobe 黑体 Std R" fo:font-size="12pt" fo:letter-spacing="normal" fo:font-style="normal" fo:font-weight="normal" style:font-name-asian="Adobe 黑体 Std R" style:font-size-asian="12pt" style:font-size-complex="12pt" loext:padding="0cm" loext:border="none"/>
    </style:style>
    <style:style style:name="T15" style:family="text">
      <style:text-properties fo:font-variant="normal" fo:text-transform="none" fo:color="#000000" style:font-name="Adobe 黑体 Std R" fo:font-size="12pt" fo:letter-spacing="normal" style:font-name-asian="Adobe 黑体 Std R" style:font-size-asian="12pt" style:font-style-asian="normal" style:font-weight-asian="normal" style:font-size-complex="12pt" loext:padding="0cm" loext:border="none"/>
    </style:style>
    <style:style style:name="T16" style:family="text">
      <style:text-properties fo:font-variant="normal" fo:text-transform="none" fo:color="#000000" style:font-name="Adobe 黑体 Std R" fo:font-size="12pt" fo:letter-spacing="normal" fo:font-style="normal" fo:font-weight="normal" style:font-name-asian="Adobe 黑体 Std R" style:font-size-asian="12pt" style:font-size-complex="12pt" loext:padding="0cm" loext:border="none"/>
    </style:style>
    <style:style style:name="T17" style:family="text">
      <style:text-properties fo:font-variant="normal" fo:text-transform="none" fo:color="#800000" style:font-name="Adobe 黑体 Std R" fo:font-size="12pt" fo:letter-spacing="normal" style:font-name-asian="Adobe 黑体 Std R" style:font-size-asian="12pt" style:font-style-asian="normal" style:font-weight-asian="normal" style:font-size-complex="12pt" loext:padding="0cm" loext:border="none"/>
    </style:style>
    <style:style style:name="T18" style:family="text">
      <style:text-properties fo:font-variant="normal" fo:text-transform="none" fo:color="#3366ff" style:font-name="Adobe 黑体 Std R" fo:font-size="12pt" fo:letter-spacing="normal" style:font-name-asian="Adobe 黑体 Std R" style:font-size-asian="12pt" style:font-style-asian="normal" style:font-weight-asian="normal" style:font-size-complex="12pt" loext:padding="0cm" loext:border="none"/>
    </style:style>
    <style:style style:name="T19" style:family="text">
      <style:text-properties fo:font-variant="normal" fo:text-transform="none" fo:color="#3366ff" style:font-name="Adobe 黑体 Std R" fo:font-size="12pt" fo:letter-spacing="normal" fo:font-style="normal" fo:font-weight="normal" style:font-name-asian="Adobe 黑体 Std R" style:font-size-asian="12pt" style:font-size-complex="12pt" loext:padding="0cm" loext:border="none"/>
    </style:style>
    <style:style style:name="T20" style:family="text">
      <style:text-properties fo:color="#0000ff" style:font-name="Adobe 黑体 Std R" fo:font-size="12pt" style:font-name-asian="Adobe 黑体 Std R" style:font-size-asian="12pt" style:font-size-complex="12pt"/>
    </style:style>
    <style:style style:name="T21" style:family="text">
      <style:text-properties fo:color="#0000ff" style:font-name="Adobe 黑体 Std R" fo:font-size="12pt" style:font-name-asian="Adobe 黑体 Std R" style:font-size-asian="12pt" style:font-size-complex="12pt" loext:padding="0cm" loext:border="none"/>
    </style:style>
    <style:style style:name="T22" style:family="text">
      <style:text-properties fo:color="#ff0000"/>
    </style:style>
    <style:style style:name="T23" style:family="text">
      <style:text-properties fo:color="#008000" style:font-name="Adobe 黑体 Std R" fo:font-size="12pt" style:font-name-asian="Adobe 黑体 Std R" style:font-size-asian="12pt" style:font-size-complex="12pt" loext:padding="0cm" loext:border="none"/>
    </style:style>
    <style:style style:name="T24" style:family="text">
      <style:text-properties fo:color="#000000" style:font-name="Adobe 黑体 Std R" fo:font-size="12pt" style:font-name-asian="Adobe 黑体 Std R" style:font-size-asian="12pt" style:font-size-complex="12pt" loext:padding="0cm" loext:border="none"/>
    </style:style>
    <style:style style:name="T25" style:family="text">
      <style:text-properties fo:color="#993366" style:font-name="Adobe 黑体 Std R" fo:font-size="12pt" style:font-name-asian="Adobe 黑体 Std R" style:font-size-asian="12pt" style:font-size-complex="12pt"/>
    </style:style>
    <style:style style:name="T26" style:family="text">
      <style:text-properties fo:color="#993366" style:font-name="Adobe 黑体 Std R" fo:font-size="12pt" style:font-name-asian="Adobe 黑体 Std R" style:font-size-asian="12pt" style:font-size-complex="12pt" loext:padding="0cm" loext:border="none"/>
    </style:style>
    <style:style style:name="T27" style:family="text">
      <style:text-properties style:font-name="Adobe 黑体 Std R" fo:font-size="12pt" style:font-name-asian="Adobe 黑体 Std R" style:font-size-asian="12pt" style:font-size-complex="12pt"/>
    </style:style>
    <style:style style:name="T28" style:family="text">
      <style:text-properties style:font-name="Adobe 黑体 Std R" fo:font-size="12pt" style:font-name-asian="Adobe 黑体 Std R" style:font-size-asian="12pt" style:font-size-complex="12pt" loext:padding="0cm" loext:border="none"/>
    </style:style>
    <style:style style:name="T29" style:family="text">
      <style:text-properties style:language-asian="zh" style:country-asian="TW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html </text:span></text:span><text:span text:style-name="Strong_20_Emphasis"><text:span text:style-name="T3">語法格式</text:span></text:span></text:p>
      <text:p text:style-name="P2"/>
      <text:p text:style-name="P1"><text:span text:style-name="T3">設備名稱</text:span><text:span text:style-name="T1">: </text:span><text:span text:style-name="Strong_20_Emphasis"><text:span text:style-name="T5">{{</text:span></text:span><text:span text:style-name="Strong_20_Emphasis"><text:span text:style-name="T6"> $alert-&gt;sysName</text:span></text:span><text:span text:style-name="Strong_20_Emphasis"><text:span text:style-name="T5"> }}</text:span></text:span><text:span text:style-name="T1"> </text:span><text:span text:style-name="Strong_20_Emphasis"><text:span text:style-name="T8">&lt;br /&gt;</text:span></text:span><text:span text:style-name="T1"><text:line-break/></text:span><text:span text:style-name="Strong_20_Emphasis"><text:span text:style-name="T8">&lt;br /&gt;</text:span></text:span><text:span text:style-name="T1"><text:line-break/></text:span><text:span text:style-name="T3">設備 </text:span><text:span text:style-name="T1">IP: </text:span><text:span text:style-name="Strong_20_Emphasis"><text:span text:style-name="T5">{{</text:span></text:span><text:span text:style-name="T1"> </text:span><text:span text:style-name="Strong_20_Emphasis"><text:span text:style-name="T6">$alert-&gt;hostname</text:span></text:span><text:span text:style-name="T1"> </text:span><text:span text:style-name="Strong_20_Emphasis"><text:span text:style-name="T5">}}</text:span></text:span><text:span text:style-name="Strong_20_Emphasis"><text:span text:style-name="T8">&lt;br /&gt;</text:span></text:span><text:span text:style-name="T1"><text:line-break/></text:span><text:span text:style-name="T3">嚴重性</text:span><text:span text:style-name="T1">: </text:span><text:span text:style-name="Strong_20_Emphasis"><text:span text:style-name="T5">{{</text:span></text:span><text:span text:style-name="Strong_20_Emphasis"><text:span text:style-name="T1"> </text:span></text:span><text:span text:style-name="Strong_20_Emphasis"><text:span text:style-name="T6">$alert-&gt;severity</text:span></text:span><text:span text:style-name="T1"> </text:span><text:span text:style-name="Strong_20_Emphasis"><text:span text:style-name="T5">}}</text:span></text:span><text:span text:style-name="Strong_20_Emphasis"><text:span text:style-name="T1"> </text:span></text:span><text:span text:style-name="Strong_20_Emphasis"><text:span text:style-name="T8">&lt;br /&gt;</text:span></text:span><text:span text:style-name="T1"><text:line-break/></text:span><text:span text:style-name="T3">設備運行時間</text:span><text:span text:style-name="T1">: </text:span><text:span text:style-name="Strong_20_Emphasis"><text:span text:style-name="T5">{{</text:span></text:span><text:span text:style-name="Strong_20_Emphasis"><text:span text:style-name="T1"> </text:span></text:span><text:span text:style-name="Strong_20_Emphasis"><text:span text:style-name="T6">$alert-&gt;uptime_short</text:span></text:span><text:span text:style-name="Strong_20_Emphasis"><text:span text:style-name="T5">}}</text:span></text:span><text:span text:style-name="Strong_20_Emphasis"><text:span text:style-name="T1"> </text:span></text:span><text:span text:style-name="Strong_20_Emphasis"><text:span text:style-name="T8">&lt;br /&gt;</text:span></text:span><text:span text:style-name="T1"><text:line-break/></text:span><text:span text:style-name="Strong_20_Emphasis"><text:span text:style-name="T9">@if (</text:span></text:span><text:span text:style-name="Strong_20_Emphasis"><text:span text:style-name="T11">$alert-&gt;state == 0</text:span></text:span><text:span text:style-name="Strong_20_Emphasis"><text:span text:style-name="T9">)</text:span></text:span><text:span text:style-name="T1"> </text:span><text:span text:style-name="T3">警示經過時間</text:span><text:span text:style-name="T1">: </text:span><text:span text:style-name="Strong_20_Emphasis"><text:span text:style-name="T5">{{</text:span></text:span><text:span text:style-name="Strong_20_Emphasis"><text:span text:style-name="T6"> $alert-&gt;elapsed</text:span></text:span><text:span text:style-name="Strong_20_Emphasis"><text:span text:style-name="T5">}}</text:span></text:span><text:span text:style-name="Strong_20_Emphasis"><text:span text:style-name="T1"> </text:span></text:span><text:span text:style-name="T1"> </text:span><text:span text:style-name="Strong_20_Emphasis"><text:span text:style-name="T9">@endif</text:span></text:span><text:span text:style-name="Strong_20_Emphasis"><text:span text:style-name="T8">&lt;br /&gt;</text:span></text:span><text:span text:style-name="T1"><text:line-break/></text:span><text:span text:style-name="Strong_20_Emphasis"><text:span text:style-name="T9">@if (</text:span></text:span><text:span text:style-name="Strong_20_Emphasis"><text:span text:style-name="T11">$alert-&gt;state == 0</text:span></text:span><text:span text:style-name="Strong_20_Emphasis"><text:span text:style-name="T9">)</text:span></text:span><text:span text:style-name="T1"> Time elapsed: </text:span><text:span text:style-name="Strong_20_Emphasis"><text:span text:style-name="T5">{{</text:span></text:span><text:span text:style-name="Strong_20_Emphasis"><text:span text:style-name="T6">$alert-&gt;elapsed</text:span></text:span><text:span text:style-name="T1"> </text:span><text:span text:style-name="Strong_20_Emphasis"><text:span text:style-name="T5">}}</text:span></text:span><text:span text:style-name="Strong_20_Emphasis"><text:span text:style-name="T1"> </text:span></text:span><text:span text:style-name="Strong_20_Emphasis"><text:span text:style-name="T9"> @endif</text:span></text:span><text:span text:style-name="Strong_20_Emphasis"><text:span text:style-name="T8">&lt;br /&gt;</text:span></text:span><text:span text:style-name="T1"><text:line-break/></text:span><text:span text:style-name="T3">警示開始時間</text:span><text:span text:style-name="T1">: </text:span><text:span text:style-name="Strong_20_Emphasis"><text:span text:style-name="T5">{{</text:span></text:span><text:span text:style-name="T1"> </text:span><text:span text:style-name="Strong_20_Emphasis"><text:span text:style-name="T6">$alert-&gt;timestamp</text:span></text:span><text:span text:style-name="T1"> </text:span><text:span text:style-name="Strong_20_Emphasis"><text:span text:style-name="T5">}}</text:span></text:span><text:span text:style-name="Strong_20_Emphasis"><text:span text:style-name="T1"> </text:span></text:span><text:span text:style-name="Strong_20_Emphasis"><text:span text:style-name="T8">&lt;br /&gt;</text:span></text:span><text:span text:style-name="T1"><text:line-break/></text:span><text:span text:style-name="T3">設備所在位置</text:span><text:span text:style-name="T1">: </text:span><text:span text:style-name="Strong_20_Emphasis"><text:span text:style-name="T5">{{</text:span></text:span><text:span text:style-name="Strong_20_Emphasis"><text:span text:style-name="T1"> </text:span></text:span><text:span text:style-name="Strong_20_Emphasis"><text:span text:style-name="T6">$alert-&gt;location</text:span></text:span><text:span text:style-name="T1"> </text:span><text:span text:style-name="Strong_20_Emphasis"><text:span text:style-name="T5">}}</text:span></text:span><text:span text:style-name="Strong_20_Emphasis"><text:span text:style-name="T1"> </text:span></text:span><text:span text:style-name="Strong_20_Emphasis"><text:span text:style-name="T8">&lt;br /&gt;</text:span></text:span><text:span text:style-name="T1"><text:line-break/></text:span><text:span text:style-name="Strong_20_Emphasis"><text:span text:style-name="T8">&lt;br /&gt;</text:span></text:span><text:span text:style-name="T1"><text:line-break/></text:span><text:span text:style-name="Strong_20_Emphasis"><text:span text:style-name="T9">@foreach (</text:span></text:span><text:span text:style-name="Strong_20_Emphasis"><text:span text:style-name="T11">$alert-&gt;faults</text:span></text:span><text:span text:style-name="T11"> as </text:span><text:span text:style-name="Strong_20_Emphasis"><text:span text:style-name="T11">$key =&gt; $value</text:span></text:span><text:span text:style-name="T1">)<text:line-break/></text:span><text:span text:style-name="T3">警示內容</text:span><text:span text:style-name="T1">:</text:span><text:span text:style-name="Strong_20_Emphasis"><text:span text:style-name="T8">&lt;br /&gt;</text:span></text:span><text:span text:style-name="T1"><text:line-break/></text:span><text:span text:style-name="Strong_20_Emphasis"><text:span text:style-name="T5">{{</text:span></text:span><text:span text:style-name="Strong_20_Emphasis"><text:span text:style-name="T1"> </text:span></text:span><text:span text:style-name="Strong_20_Emphasis"><text:span text:style-name="T14">$value['service_message']</text:span></text:span><text:span text:style-name="T1"> </text:span><text:span text:style-name="Strong_20_Emphasis"><text:span text:style-name="T5">}}</text:span></text:span><text:span text:style-name="Strong_20_Emphasis"><text:span text:style-name="T1"> </text:span></text:span><text:span text:style-name="Strong_20_Emphasis"><text:span text:style-name="T8">&lt;br /&gt;</text:span></text:span><text:span text:style-name="T1"><text:line-break/></text:span><text:span text:style-name="Strong_20_Emphasis"><text:span text:style-name="T9">@endforeach</text:span></text:span><text:span text:style-name="T1"><text:line-break/></text:span><text:span text:style-name="Strong_20_Emphasis"><text:span text:style-name="T8">&lt;br /&gt;</text:span></text:span><text:span text:style-name="T1"><text:line-break/></text:span><text:span text:style-name="T3">備註</text:span><text:span text:style-name="T1">: </text:span><text:span text:style-name="Strong_20_Emphasis"><text:span text:style-name="T5">{{</text:span></text:span><text:span text:style-name="Strong_20_Emphasis"><text:span text:style-name="T1"> </text:span></text:span><text:span text:style-name="Strong_20_Emphasis"><text:span text:style-name="T6">$alert-&gt;notes</text:span></text:span><text:span text:style-name="Strong_20_Emphasis"><text:span text:style-name="T1"> </text:span></text:span><text:span text:style-name="Strong_20_Emphasis"><text:span text:style-name="T5">}}</text:span></text:span><text:span text:style-name="Strong_20_Emphasis"><text:span text:style-name="T1"> </text:span></text:span><text:span text:style-name="Strong_20_Emphasis"><text:span text:style-name="T8">&lt;br /&gt;</text:span></text:span></text:p>
      <text:p text:style-name="P2"/>
      <text:p text:style-name="P1"><text:span text:style-name="Strong_20_Emphasis"><text:span text:style-name="T1">#html </text:span></text:span><text:span text:style-name="Strong_20_Emphasis"><text:span text:style-name="T3">常用換行標籤：</text:span></text:span><text:span text:style-name="Strong_20_Emphasis"><text:span text:style-name="T8">&lt;br/&gt;</text:span></text:span></text:p>
      <text:p text:style-name="P1"><text:span text:style-name="Strong_20_Emphasis"><text:span text:style-name="T1">#Placeholders </text:span></text:span><text:span text:style-name="Strong_20_Emphasis"><text:span text:style-name="T3">佔位符號，會替代成相關資料，並由</text:span></text:span><text:span text:style-name="Strong_20_Emphasis"><text:span text:style-name="T5">{{}}</text:span></text:span><text:span text:style-name="Strong_20_Emphasis"><text:span text:style-name="T3">封裝回顯資料，故寫作 </text:span></text:span><text:span text:style-name="Strong_20_Emphasis"><text:span text:style-name="T5">{{ </text:span></text:span><text:span text:style-name="Strong_20_Emphasis"><text:span text:style-name="T6">Placeholders</text:span></text:span><text:span text:style-name="Strong_20_Emphasis"><text:span text:style-name="T5">}}</text:span></text:span></text:p>
      <text:p text:style-name="P1"><text:span text:style-name="Strong_20_Emphasis"><text:span text:style-name="T1">#EX </text:span></text:span><text:span text:style-name="Strong_20_Emphasis"><text:span text:style-name="T6">$alert-&gt;sysName </text:span></text:span><text:span text:style-name="Strong_20_Emphasis"><text:span text:style-name="T15">會替代 </text:span></text:span><text:span text:style-name="Strong_20_Emphasis"><text:span text:style-name="T7">設備名稱</text:span></text:span><text:span text:style-name="Strong_20_Emphasis"><text:span text:style-name="T16">&lt;sysName&gt; tip </text:span></text:span><text:span text:style-name="Strong_20_Emphasis"><text:span text:style-name="T15">下方為 </text:span></text:span><text:span text:style-name="Strong_20_Emphasis"><text:span text:style-name="T17">欄位對照表 </text:span></text:span></text:p>
      <text:p text:style-name="P1"><text:span text:style-name="Strong_20_Emphasis"><text:span text:style-name="T1">#EX </text:span></text:span><text:span text:style-name="Strong_20_Emphasis"><text:span text:style-name="T6">$alert-&gt;uptime_short</text:span></text:span><text:span text:style-name="Strong_20_Emphasis"><text:span text:style-name="T1"> </text:span></text:span><text:span text:style-name="Strong_20_Emphasis"><text:span text:style-name="T3">會替代 </text:span></text:span><text:span text:style-name="Strong_20_Emphasis"><text:span text:style-name="T7">運行時間</text:span></text:span></text:p>
      <text:p text:style-name="P1"><text:span text:style-name="Strong_20_Emphasis"><text:span text:style-name="T1"># </text:span></text:span><text:span text:style-name="Strong_20_Emphasis"><text:span text:style-name="T3">語法 </text:span></text:span><text:span text:style-name="Strong_20_Emphasis"><text:span text:style-name="T1">if else =&gt;   </text:span></text:span><text:span text:style-name="Strong_20_Emphasis"><text:span text:style-name="T9">@if( </text:span></text:span><text:span text:style-name="Strong_20_Emphasis"><text:span text:style-name="T12">判斷式</text:span></text:span><text:span text:style-name="Strong_20_Emphasis"><text:span text:style-name="T10"> </text:span></text:span><text:span text:style-name="Strong_20_Emphasis"><text:span text:style-name="T9">)</text:span></text:span><text:span text:style-name="Strong_20_Emphasis"><text:span text:style-name="T1"> </text:span></text:span><text:span text:style-name="Strong_20_Emphasis"><text:span text:style-name="T3">顯示文字 </text:span></text:span><text:span text:style-name="Strong_20_Emphasis"><text:span text:style-name="T9">@else</text:span></text:span><text:span text:style-name="Strong_20_Emphasis"><text:span text:style-name="T1"> </text:span></text:span><text:span text:style-name="Strong_20_Emphasis"><text:span text:style-name="T3">顯示文字 </text:span></text:span><text:span text:style-name="Strong_20_Emphasis"><text:span text:style-name="T9">@endif</text:span></text:span></text:p>
      <text:p text:style-name="P1"><text:span text:style-name="Strong_20_Emphasis"><text:span text:style-name="T16">#</text:span></text:span><text:span text:style-name="Strong_20_Emphasis"><text:span text:style-name="T9"> @else </text:span></text:span><text:span text:style-name="Strong_20_Emphasis"><text:span text:style-name="T15">可以省略</text:span></text:span></text:p>
      <text:p text:style-name="P1"><text:span text:style-name="Strong_20_Emphasis"><text:span text:style-name="T1"># </text:span></text:span><text:span text:style-name="Strong_20_Emphasis"><text:span text:style-name="T3">語法 迴圈 </text:span></text:span><text:span text:style-name="Strong_20_Emphasis"><text:span text:style-name="T13">判斷式為 </text:span></text:span><text:span text:style-name="Strong_20_Emphasis"><text:span text:style-name="T2">true </text:span></text:span><text:span text:style-name="Strong_20_Emphasis"><text:span text:style-name="T4">執行</text:span></text:span><text:span text:style-name="Strong_20_Emphasis"><text:span text:style-name="T3">   </text:span></text:span><text:span text:style-name="Strong_20_Emphasis"><text:span text:style-name="T1">=&gt; </text:span></text:span><text:span text:style-name="Strong_20_Emphasis"><text:span text:style-name="T9">@foreach ( </text:span></text:span><text:span text:style-name="Strong_20_Emphasis"><text:span text:style-name="T12">判斷式 </text:span></text:span><text:span text:style-name="Strong_20_Emphasis"><text:span text:style-name="T9">)   </text:span></text:span><text:span text:style-name="Strong_20_Emphasis"><text:span text:style-name="T15">顯示文字</text:span></text:span><text:span text:style-name="Strong_20_Emphasis"><text:span text:style-name="T10"> </text:span></text:span><text:span text:style-name="Strong_20_Emphasis"><text:span text:style-name="T9">@endforeach</text:span></text:span><text:span text:style-name="Strong_20_Emphasis"><text:span text:style-name="T1"> </text:span></text:span></text:p>
      <text:p text:style-name="P1"><text:span text:style-name="Strong_20_Emphasis"><text:span text:style-name="T1"># </text:span></text:span><text:span text:style-name="Strong_20_Emphasis"><text:span text:style-name="T11">$alert-&gt;faults as $key </text:span></text:span><text:span text:style-name="Strong_20_Emphasis"><text:span text:style-name="T15">將回顯資料 轉成 變數</text:span></text:span><text:span text:style-name="Strong_20_Emphasis"><text:span text:style-name="T12"> </text:span></text:span><text:span text:style-name="Strong_20_Emphasis"><text:span text:style-name="T11">$key </text:span></text:span><text:span text:style-name="Strong_20_Emphasis"><text:span text:style-name="T15">的資料，並於</text:span></text:span><text:span text:style-name="Strong_20_Emphasis"><text:span text:style-name="T12"> </text:span></text:span><text:span text:style-name="Strong_20_Emphasis"><text:span text:style-name="T11">$value </text:span></text:span><text:span text:style-name="Strong_20_Emphasis"><text:span text:style-name="T15">比較判斷</text:span></text:span></text:p>
      <text:p text:style-name="P1"><text:span text:style-name="Strong_20_Emphasis"><text:span text:style-name="T1"># EX </text:span></text:span><text:span text:style-name="Strong_20_Emphasis"><text:span text:style-name="T14">$value['service_message']  </text:span></text:span><text:span text:style-name="Strong_20_Emphasis"><text:span text:style-name="T15">輸出回顯資料 </text:span></text:span><text:span text:style-name="Strong_20_Emphasis"><text:span text:style-name="T16">tip </text:span></text:span><text:span text:style-name="Strong_20_Emphasis"><text:span text:style-name="T15">參考 最下方 變數 </text:span></text:span><text:span text:style-name="Strong_20_Emphasis"><text:span text:style-name="T16">fault </text:span></text:span><text:span text:style-name="Strong_20_Emphasis"><text:span text:style-name="T15">，只在迴圈中能可用</text:span></text:span></text:p>
      <text:p text:style-name="P1"><text:soft-page-break/></text:p>
      <text:p text:style-name="P1"><text:span text:style-name="Strong_20_Emphasis"><text:span text:style-name="T3">輸出</text:span></text:span></text:p>
      <text:p text:style-name="P1"><text:span text:style-name="Strong_20_Emphasis"><text:span text:style-name="T1"/></text:span></text:p>
      <text:p text:style-name="P1"><text:span text:style-name="T3">設備名稱</text:span><text:span text:style-name="T1">: </text:span><text:span text:style-name="Strong_20_Emphasis"><text:span text:style-name="T18">設備名稱</text:span></text:span><text:span text:style-name="Strong_20_Emphasis"><text:span text:style-name="T19">sysName</text:span></text:span></text:p>
      <text:p text:style-name="P1"><text:span text:style-name="T1"><text:line-break/></text:span><text:span text:style-name="T3">設備 </text:span><text:span text:style-name="T1">IP: </text:span><text:span text:style-name="Strong_20_Emphasis"><text:span text:style-name="T18">主機名稱</text:span></text:span><text:span text:style-name="Strong_20_Emphasis"><text:span text:style-name="T19">hostname</text:span></text:span><text:span text:style-name="T1"><text:line-break/></text:span><text:span text:style-name="T3">嚴重性</text:span><text:span text:style-name="T1">: </text:span><text:span text:style-name="Strong_20_Emphasis"><text:span text:style-name="T18">嚴重性</text:span></text:span><text:span text:style-name="Strong_20_Emphasis"><text:span text:style-name="T19">severity</text:span></text:span><text:span text:style-name="T1"><text:line-break/></text:span><text:span text:style-name="T3">設備運行時間</text:span><text:span text:style-name="T1">: </text:span><text:span text:style-name="Strong_20_Emphasis"><text:span text:style-name="T18">運行時間</text:span></text:span><text:span text:style-name="Strong_20_Emphasis"><text:span text:style-name="T19">uptime_short</text:span></text:span><text:span text:style-name="T1"><text:line-break/></text:span><text:span text:style-name="T3">警示經過時間</text:span><text:span text:style-name="T1">: </text:span><text:span text:style-name="Strong_20_Emphasis"><text:span text:style-name="T18">經過時間</text:span></text:span><text:span text:style-name="Strong_20_Emphasis"><text:span text:style-name="T19">elapsed</text:span></text:span><text:span text:style-name="T1"><text:line-break/>Time elapsed: </text:span><text:span text:style-name="Strong_20_Emphasis"><text:span text:style-name="T18">經過時間</text:span></text:span><text:span text:style-name="Strong_20_Emphasis"><text:span text:style-name="T19">elapsed</text:span></text:span><text:span text:style-name="T1"><text:line-break/></text:span><text:span text:style-name="T3">警示開始時間</text:span><text:span text:style-name="T1">: </text:span><text:span text:style-name="Strong_20_Emphasis"><text:span text:style-name="T18">開始時間</text:span></text:span><text:span text:style-name="Strong_20_Emphasis"><text:span text:style-name="T19">timestamp</text:span></text:span><text:span text:style-name="T1"><text:line-break/></text:span><text:span text:style-name="T3">設備所在位置</text:span><text:span text:style-name="T1">: </text:span><text:span text:style-name="Strong_20_Emphasis"><text:span text:style-name="T18">位置</text:span></text:span><text:span text:style-name="Strong_20_Emphasis"><text:span text:style-name="T19">location</text:span></text:span><text:span text:style-name="T1"><text:line-break/><text:line-break/><text:line-break/></text:span><text:span text:style-name="T3">警示內容</text:span><text:span text:style-name="T1">:<text:line-break/></text:span><text:span text:style-name="Strong_20_Emphasis"><text:span text:style-name="T18">警示內容</text:span></text:span><text:span text:style-name="Strong_20_Emphasis"><text:span text:style-name="T19">service_message</text:span></text:span><text:span text:style-name="T1"><text:line-break/><text:line-break/></text:span><text:span text:style-name="T3">備註</text:span><text:span text:style-name="T1">: </text:span><text:span text:style-name="Strong_20_Emphasis"><text:span text:style-name="T18">備註</text:span></text:span><text:span text:style-name="Strong_20_Emphasis"><text:span text:style-name="T19">notes</text:span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/>
      <text:p text:style-name="P3"/>
      <text:p text:style-name="P4"><text:soft-page-break/><text:span text:style-name="Strong_20_Emphasis"><text:span text:style-name="T17">欄位對照表</text:span></text:span></text:p>
      <text:p text:style-name="P3"/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P8">$alert-&gt;device_id   </text:p>
          </table:table-cell>
          <table:table-cell table:style-name="表格1.A1" office:value-type="string">
            <text:p text:style-name="P8">Device ID: 裝置編號</text:p>
          </table:table-cell>
        </table:table-row>
        <table:table-row>
          <table:table-cell table:style-name="表格1.A1" office:value-type="string">
            <text:p text:style-name="P8">$alert-&gt;hostname</text:p>
          </table:table-cell>
          <table:table-cell table:style-name="表格1.A1" office:value-type="string">
            <text:p text:style-name="P8">Hostname of the Device: 裝置的主機名</text:p>
          </table:table-cell>
        </table:table-row>
        <table:table-row>
          <table:table-cell table:style-name="表格1.A1" office:value-type="string">
            <text:p text:style-name="P8">$alert-&gt;sysName</text:p>
          </table:table-cell>
          <table:table-cell table:style-name="表格1.A1" office:value-type="string">
            <text:p text:style-name="P8">sysName of the Device: 裝置名稱</text:p>
          </table:table-cell>
        </table:table-row>
        <table:table-row>
          <table:table-cell table:style-name="表格1.A1" office:value-type="string">
            <text:p text:style-name="P8">$alert-&gt;sysDescr</text:p>
          </table:table-cell>
          <table:table-cell table:style-name="表格1.A1" office:value-type="string">
            <text:p text:style-name="P8">sysDescr of the Device: 裝置的描述</text:p>
          </table:table-cell>
        </table:table-row>
        <table:table-row>
          <table:table-cell table:style-name="表格1.A1" office:value-type="string">
            <text:p text:style-name="P8">$alert-&gt;sysContact</text:p>
          </table:table-cell>
          <table:table-cell table:style-name="表格1.A1" office:value-type="string">
            <text:p text:style-name="P8">sysContact of the Device: 裝置的聯繫方式</text:p>
          </table:table-cell>
        </table:table-row>
        <table:table-row>
          <table:table-cell table:style-name="表格1.A1" office:value-type="string">
            <text:p text:style-name="P8">$alert-&gt;os</text:p>
          </table:table-cell>
          <table:table-cell table:style-name="表格1.A1" office:value-type="string">
            <text:p text:style-name="P13">OS of the Device: 裝置的作業系統</text:p>
          </table:table-cell>
        </table:table-row>
      </table:table>
      <table:table table:name="表格2" table:style-name="表格2">
        <table:table-column table:style-name="表格2.A"/>
        <table:table-column table:style-name="表格2.B"/>
        <table:table-row>
          <table:table-cell table:style-name="表格2.A1" office:value-type="string">
            <text:p text:style-name="P8">$alert-&gt;type</text:p>
          </table:table-cell>
          <table:table-cell table:style-name="表格2.A1" office:value-type="string">
            <text:p text:style-name="P8">Type of Device: 裝置類別</text:p>
          </table:table-cell>
        </table:table-row>
        <table:table-row>
          <table:table-cell table:style-name="表格2.A1" office:value-type="string">
            <text:p text:style-name="P8">$alert-&gt;ip</text:p>
          </table:table-cell>
          <table:table-cell table:style-name="表格2.A1" office:value-type="string">
            <text:p text:style-name="P8">IP of the Device: 裝置的 IP 位址</text:p>
          </table:table-cell>
        </table:table-row>
        <table:table-row>
          <table:table-cell table:style-name="表格2.A1" office:value-type="string">
            <text:p text:style-name="P8">$alert-&gt;hardware</text:p>
          </table:table-cell>
          <table:table-cell table:style-name="表格2.A1" office:value-type="string">
            <text:p text:style-name="P8">Hardware of the Device: 裝置的硬體</text:p>
          </table:table-cell>
        </table:table-row>
        <table:table-row>
          <table:table-cell table:style-name="表格2.A1" office:value-type="string">
            <text:p text:style-name="P8">$alert-&gt;version</text:p>
          </table:table-cell>
          <table:table-cell table:style-name="表格2.A1" office:value-type="string">
            <text:p text:style-name="P8">Software version of the Device: 裝置的軟體版本</text:p>
          </table:table-cell>
        </table:table-row>
        <table:table-row>
          <table:table-cell table:style-name="表格2.A1" office:value-type="string">
            <text:p text:style-name="P8">$alert-&gt;features</text:p>
          </table:table-cell>
          <table:table-cell table:style-name="表格2.A1" office:value-type="string">
            <text:p text:style-name="P8">Features of the Device: 裝置的特點</text:p>
          </table:table-cell>
        </table:table-row>
        <table:table-row>
          <table:table-cell table:style-name="表格2.A1" office:value-type="string">
            <text:p text:style-name="P8">$alert-&gt;serial</text:p>
          </table:table-cell>
          <table:table-cell table:style-name="表格2.A1" office:value-type="string">
            <text:p text:style-name="P13">Serial number of the Device: 裝置的序號</text:p>
          </table:table-cell>
        </table:table-row>
      </table:table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P8">$alert-&gt;location</text:p>
          </table:table-cell>
          <table:table-cell table:style-name="表格3.A1" office:value-type="string">
            <text:p text:style-name="P8">Location of the Device: 裝置位置</text:p>
          </table:table-cell>
        </table:table-row>
        <table:table-row>
          <table:table-cell table:style-name="表格3.A1" office:value-type="string">
            <text:p text:style-name="P6">$alert-&gt;uptime</text:p>
          </table:table-cell>
          <table:table-cell table:style-name="表格3.A1" office:value-type="string">
            <text:p text:style-name="P10">uptime of the Device (in seconds)</text:p>
            <text:p text:style-name="P10">裝置的<text:span text:style-name="T22">正常執行時間</text:span>(以秒為單位) </text:p>
          </table:table-cell>
        </table:table-row>
        <table:table-row>
          <table:table-cell table:style-name="表格3.A1" office:value-type="string">
            <text:p text:style-name="P6">$alert-&gt;uptime_short &lt;差別顯示格式 &gt;</text:p>
          </table:table-cell>
          <table:table-cell table:style-name="表格3.A1" office:value-type="string">
            <text:p text:style-name="P10">Short uptime of the Device (28d 22h 30m 7s)</text:p>
            <text:p text:style-name="P10">裝置的<text:span text:style-name="T22">短暫正常執行</text:span>時間(28d 22h 30m7s) </text:p>
          </table:table-cell>
        </table:table-row>
        <text:soft-page-break/>
        <table:table-row>
          <table:table-cell table:style-name="表格3.A1" office:value-type="string">
            <text:p text:style-name="P8">$alert-&gt;uptime_long</text:p>
          </table:table-cell>
          <table:table-cell table:style-name="表格3.A1" office:value-type="string">
            <text:p text:style-name="P8">Long uptime of the Device (28 days, 22h 30m 7s)裝置的長正常執行時間(28天，22小時30分鐘7秒) </text:p>
          </table:table-cell>
        </table:table-row>
        <table:table-row>
          <table:table-cell table:style-name="表格3.A1" office:value-type="string">
            <text:p text:style-name="P8">$alert-&gt;description</text:p>
          </table:table-cell>
          <table:table-cell table:style-name="表格3.A1" office:value-type="string">
            <text:p text:style-name="P10">Description (purpose db field) of the Device:</text:p>
            <text:p text:style-name="P10">裝置的說明(用途分貝欄位) :</text:p>
          </table:table-cell>
        </table:table-row>
        <table:table-row>
          <table:table-cell table:style-name="表格3.A1" office:value-type="string">
            <text:p text:style-name="P8">$alert-&gt;notes</text:p>
          </table:table-cell>
          <table:table-cell table:style-name="表格3.A1" office:value-type="string">
            <text:p text:style-name="P13">Notes of the Device: 裝置說明</text:p>
          </table:table-cell>
        </table:table-row>
      </table:table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8">$alert-&gt;alert_notes</text:p>
          </table:table-cell>
          <table:table-cell table:style-name="表格4.A1" office:value-type="string">
            <text:p text:style-name="P10">Notes of the alert (ack notes):</text:p>
            <text:p text:style-name="P10">警示說明(黑色說明) :</text:p>
          </table:table-cell>
        </table:table-row>
        <table:table-row>
          <table:table-cell table:style-name="表格4.A1" office:value-type="string">
            <text:p text:style-name="P5"><text:span text:style-name="T27">$alert-&gt;ping_timestamp</text:span><text:span text:style-name="Emphasis"><text:span text:style-name="Strong_20_Emphasis"><text:span text:style-name="T28"> (如果啟用 icmp)</text:span></text:span></text:span></text:p>
          </table:table-cell>
          <table:table-cell table:style-name="表格4.A1" office:value-type="string">
            <text:p text:style-name="P10">ping timestamp Ping的時間戳記 </text:p>
          </table:table-cell>
        </table:table-row>
        <table:table-row>
          <table:table-cell table:style-name="表格4.A1" office:value-type="string">
            <text:p text:style-name="P5"><text:span text:style-name="T27">$alert-&gt;ping_loss </text:span><text:span text:style-name="Emphasis"><text:span text:style-name="Strong_20_Emphasis"><text:span text:style-name="T28"> (如果啟用 icmp)</text:span></text:span></text:span></text:p>
          </table:table-cell>
          <table:table-cell table:style-name="表格4.A1" office:value-type="string">
            <text:p text:style-name="P10">ping loss  Ping 丟失</text:p>
          </table:table-cell>
        </table:table-row>
        <table:table-row>
          <table:table-cell table:style-name="表格4.A1" office:value-type="string">
            <text:p text:style-name="P5"><text:span text:style-name="T27">$alert-&gt;ping_min </text:span><text:span text:style-name="Emphasis"><text:span text:style-name="Strong_20_Emphasis"><text:span text:style-name="T28">(如果啟用 icmp)</text:span></text:span></text:span></text:p>
          </table:table-cell>
          <table:table-cell table:style-name="表格4.A1" office:value-type="string">
            <text:p text:style-name="P8">ping min  Ping 最小值</text:p>
          </table:table-cell>
        </table:table-row>
        <table:table-row>
          <table:table-cell table:style-name="表格4.A1" office:value-type="string">
            <text:p text:style-name="P5"><text:span text:style-name="T27">$alert-&gt;ping_max </text:span><text:span text:style-name="Emphasis"><text:span text:style-name="Strong_20_Emphasis"><text:span text:style-name="T28">(如果啟用 icmp)</text:span></text:span></text:span></text:p>
          </table:table-cell>
          <table:table-cell table:style-name="表格4.A1" office:value-type="string">
            <text:p text:style-name="P8">ping max Ping 最大值</text:p>
          </table:table-cell>
        </table:table-row>
        <table:table-row>
          <table:table-cell table:style-name="表格4.A1" office:value-type="string">
            <text:p text:style-name="P5"><text:span text:style-name="T27">$alert-&gt;ping_avg </text:span><text:span text:style-name="Emphasis"><text:span text:style-name="Strong_20_Emphasis"><text:span text:style-name="T28">(如果啟用 icmp)</text:span></text:span></text:span></text:p>
          </table:table-cell>
          <table:table-cell table:style-name="表格4.A1" office:value-type="string">
            <text:p text:style-name="P13">ping avg Ping 平均值</text:p>
          </table:table-cell>
        </table:table-row>
      </table:table>
      <table:table table:name="表格6" table:style-name="表格6">
        <table:table-column table:style-name="表格6.A"/>
        <table:table-column table:style-name="表格6.B"/>
        <table:table-row>
          <table:table-cell table:style-name="表格6.A1" office:value-type="string">
            <text:p text:style-name="P5"><text:span text:style-name="Strong_20_Emphasis"><text:span text:style-name="T26">debug (array) If</text:span></text:span></text:p>
            <text:p text:style-name="P5"><text:span text:style-name="Strong_20_Emphasis"><text:span text:style-name="Source_20_Text"><text:span text:style-name="T26">$config['debug']['run_trace] = true;</text:span></text:span></text:span><text:span text:style-name="Strong_20_Emphasis"><text:span text:style-name="T26"> is set then this will contain</text:span></text:span></text:p>
          </table:table-cell>
          <table:table-cell table:style-name="表格6.A1" office:value-type="string">
            <text:p text:style-name="P5"><text:span text:style-name="T26">除錯 (陣列) 若設定</text:span><text:span text:style-name="Strong_20_Emphasis"><text:span text:style-name="T26">判斷式</text:span></text:span><text:span text:style-name="T26">為真，則陣列將包含</text:span></text:p>
            <text:p text:style-name="P7">##下列二種輸出？</text:p>
          </table:table-cell>
        </table:table-row>
        <table:table-row>
          <table:table-cell table:style-name="表格6.A1" office:value-type="string">
            <text:p text:style-name="P5"><text:span text:style-name="Source_20_Text"><text:span text:style-name="T26">$alert-&gt;debug['traceroute']</text:span></text:span></text:p>
          </table:table-cell>
          <table:table-cell table:style-name="表格6.A1" office:value-type="string">
            <text:p text:style-name="P5"><text:span text:style-name="Strong_20_Emphasis"><text:span text:style-name="T25">traceroute (如果啟用，將收到 traceroute 匯出)</text:span></text:span></text:p>
          </table:table-cell>
        </table:table-row>
        <table:table-row>
          <table:table-cell table:style-name="表格6.A1" office:value-type="string">
            <text:p text:style-name="P5"><text:span text:style-name="Strong_20_Emphasis"><text:span text:style-name="T25">$alert-&gt;debug['output']</text:span></text:span></text:p>
          </table:table-cell>
          <table:table-cell table:style-name="表格6.A1" office:value-type="string">
            <text:p text:style-name="P5"><text:span text:style-name="Strong_20_Emphasis"><text:span text:style-name="T25">匯出log  (如果 traceroute 失敗，輸出 log )</text:span></text:span></text:p>
          </table:table-cell>
        </table:table-row>
        <table:table-row>
          <table:table-cell table:style-name="表格6.A1" office:value-type="string">
            <text:p text:style-name="P8">$alert-&gt;title</text:p>
          </table:table-cell>
          <table:table-cell table:style-name="表格6.A1" office:value-type="string">
            <text:p text:style-name="P8">Title for the Alert: 警報標題:</text:p>
          </table:table-cell>
        </table:table-row>
        <text:soft-page-break/>
        <table:table-row>
          <table:table-cell table:style-name="表格6.A1" office:value-type="string">
            <text:p text:style-name="P8">$alert-&gt;elapsed</text:p>
          </table:table-cell>
          <table:table-cell table:style-name="表格6.A1" office:value-type="string">
            <text:p text:style-name="P10">Time Elapsed, Only available on recovery( 經過的時間，僅在回復時可用 ($alert-&gt;state == 0): </text:p>
          </table:table-cell>
        </table:table-row>
        <table:table-row>
          <table:table-cell table:style-name="表格6.A1" office:value-type="string">
            <text:p text:style-name="P8">$alert-&gt;builder   <text:span text:style-name="T22">{!! $alert-&gt;builder !!}</text:span></text:p>
          </table:table-cell>
          <table:table-cell table:style-name="表格6.A1" office:value-type="string">
            <text:p text:style-name="P13">Rule Builder (the actual rule)  (實際的規則)</text:p>
          </table:table-cell>
        </table:table-row>
      </table:table>
      <table:table table:name="表格7" table:style-name="表格7">
        <table:table-column table:style-name="表格7.A"/>
        <table:table-column table:style-name="表格7.B"/>
        <table:table-row>
          <table:table-cell table:style-name="表格7.A1" office:value-type="string">
            <text:p text:style-name="P8">$alert-&gt;id</text:p>
          </table:table-cell>
          <table:table-cell table:style-name="表格7.A1" office:value-type="string">
            <text:p text:style-name="P8">Alert-ID: 警告ID</text:p>
          </table:table-cell>
        </table:table-row>
        <table:table-row>
          <table:table-cell table:style-name="表格7.A1" office:value-type="string">
            <text:p text:style-name="P8">$alert-&gt;uid</text:p>
          </table:table-cell>
          <table:table-cell table:style-name="表格7.A1" office:value-type="string">
            <text:p text:style-name="P8">Unique-ID: 唯一ID</text:p>
          </table:table-cell>
        </table:table-row>
        <table:table-row>
          <table:table-cell table:style-name="表格7.A1" office:value-type="string">
            <text:p text:style-name="P8">$alert-&gt;state</text:p>
          </table:table-cell>
          <table:table-cell table:style-name="表格7.A1" office:value-type="string">
            <text:p text:style-name="P8">State: <text:span text:style-name="T29">狀態</text:span></text:p>
          </table:table-cell>
        </table:table-row>
        <table:table-row>
          <table:table-cell table:style-name="表格7.A1" office:value-type="string">
            <text:p text:style-name="P8">$alert-&gt;severity</text:p>
          </table:table-cell>
          <table:table-cell table:style-name="表格7.A1" office:value-type="string">
            <text:p text:style-name="P8">Severity: <text:span text:style-name="T29">警報等級 </text:span></text:p>
          </table:table-cell>
        </table:table-row>
        <table:table-row>
          <table:table-cell table:style-name="表格7.A1" office:value-type="string">
            <text:p text:style-name="P8">$alert-&gt;rule</text:p>
          </table:table-cell>
          <table:table-cell table:style-name="表格7.A1" office:value-type="string">
            <text:p text:style-name="P8">Rule: 規則</text:p>
          </table:table-cell>
        </table:table-row>
        <table:table-row>
          <table:table-cell table:style-name="表格7.A1" office:value-type="string">
            <text:p text:style-name="P8">$alert-&gt;name</text:p>
          </table:table-cell>
          <table:table-cell table:style-name="表格7.A1" office:value-type="string">
            <text:p text:style-name="P13">Rule-Name: 規則名稱</text:p>
          </table:table-cell>
        </table:table-row>
      </table:table>
      <table:table table:name="表格8" table:style-name="表格8">
        <table:table-column table:style-name="表格8.A"/>
        <table:table-column table:style-name="表格8.B"/>
        <table:table-row>
          <table:table-cell table:style-name="表格8.A1" office:value-type="string">
            <text:p text:style-name="P8">$alert-&gt;proc</text:p>
          </table:table-cell>
          <table:table-cell table:style-name="表格8.A1" office:value-type="string">
            <text:p text:style-name="P8">Procedure URL: 程式網址</text:p>
          </table:table-cell>
        </table:table-row>
        <table:table-row>
          <table:table-cell table:style-name="表格8.A1" office:value-type="string">
            <text:p text:style-name="P8">$alert-&gt;timestamp</text:p>
          </table:table-cell>
          <table:table-cell table:style-name="表格8.A1" office:value-type="string">
            <text:p text:style-name="P8">Timestamp: 時間戳記</text:p>
          </table:table-cell>
        </table:table-row>
        <table:table-row>
          <table:table-cell table:style-name="表格8.A1" office:value-type="string">
            <text:p text:style-name="P8">$alert-&gt;transport</text:p>
          </table:table-cell>
          <table:table-cell table:style-name="表格8.A1" office:value-type="string">
            <text:p text:style-name="P8">Transport type: 告警發送類別</text:p>
          </table:table-cell>
        </table:table-row>
        <table:table-row>
          <table:table-cell table:style-name="表格8.A1" office:value-type="string">
            <text:p text:style-name="P8">$alert-&gt;transport_name</text:p>
          </table:table-cell>
          <table:table-cell table:style-name="表格8.A1" office:value-type="string">
            <text:p text:style-name="P8">Transport name: 告警發送名稱</text:p>
          </table:table-cell>
        </table:table-row>
        <table:table-row>
          <table:table-cell table:style-name="表格8.A1" office:value-type="string">
            <text:p text:style-name="P8">$alert-&gt;contacts</text:p>
          </table:table-cell>
          <table:table-cell table:style-name="表格8.A1" office:value-type="string">
            <text:p text:style-name="P5"><text:span text:style-name="T27">聯絡人必須在</text:span><text:span text:style-name="T20"> </text:span><text:span text:style-name="Strong_20_Emphasis"><text:span text:style-name="T20">foreach 迴圈</text:span></text:span><text:span text:style-name="T27"> 中迭代使用，變數 $key代入 email，變數 $value 代入 聯絡人名稱</text:span></text:p>
          </table:table-cell>
        </table:table-row>
        <table:table-row>
          <table:table-cell table:style-name="表格8.A1" office:value-type="string">
            <text:p text:style-name="P5"><text:span text:style-name="T27">Faults, Only available on alert (</text:span><text:span text:style-name="Source_20_Text"><text:span text:style-name="T28">$alert-&gt;state != 0</text:span></text:span><text:span text:style-name="T27">), must be iterated in a foreach (</text:span><text:span text:style-name="Source_20_Text"><text:span text:style-name="T28">@foreach ($alert-&gt;faults as $key =&gt; $value) @endforeach</text:span></text:span><text:span text:style-name="T27">). Holds all available information about the </text:span><text:soft-page-break/><text:span text:style-name="T27">Fault, accessible in the format </text:span><text:span text:style-name="Source_20_Text"><text:span text:style-name="T28">$value['Column']</text:span></text:span><text:span text:style-name="T27">, for example: </text:span><text:span text:style-name="Source_20_Text"><text:span text:style-name="T28">$value['ifDescr']</text:span></text:span><text:span text:style-name="T27">. Special field </text:span><text:span text:style-name="Source_20_Text"><text:span text:style-name="T28">$value['string']</text:span></text:span><text:span text:style-name="T27"> has most Identification-information (IDs, Names, Descrs) as single string, this is the equivalent of the default used and must be encased in </text:span><text:span text:style-name="Source_20_Text"><text:span text:style-name="T28">{{ }}</text:span></text:span></text:p>
          </table:table-cell>
          <table:table-cell table:style-name="表格8.A1" office:value-type="string">
            <text:p text:style-name="P5"><text:span text:style-name="T28">變數 faults，只在告警時 ($alert-&gt;state != 0) 可用，必須在</text:span><text:span text:style-name="T21"> </text:span><text:span text:style-name="Strong_20_Emphasis"><text:span text:style-name="T21">foreach 迴圈</text:span></text:span><text:span text:style-name="T28"> 中迭代使用。如下</text:span></text:p>
            <text:p text:style-name="P10">@foreach</text:p>
            <text:p text:style-name="P5"><text:span text:style-name="T28">     (</text:span><text:span text:style-name="Strong_20_Emphasis"><text:span text:style-name="T23">$alert-&gt;faults</text:span></text:span><text:span text:style-name="T23"> as </text:span><text:span text:style-name="Strong_20_Emphasis"><text:span text:style-name="T23">$key</text:span></text:span><text:span text:style-name="T23"> =&gt; </text:span><text:span text:style-name="Strong_20_Emphasis"><text:span text:style-name="T23">$value</text:span></text:span><text:span text:style-name="T28">)</text:span></text:p>
            <text:p text:style-name="P10">@endforeach</text:p>
            <text:p text:style-name="P10"><text:soft-page-break/></text:p>
            <text:p text:style-name="P5"><text:span text:style-name="T28">儲存關於 Fault 的所有可用資訊，可以通過不同欄位格式 </text:span><text:span text:style-name="Strong_20_Emphasis"><text:span text:style-name="T23">$value['Column']</text:span></text:span><text:span text:style-name="T28">存取，例如 </text:span><text:span text:style-name="Strong_20_Emphasis"><text:span text:style-name="T23">$value['ifDescr'] </text:span></text:span><text:span text:style-name="T24">特別網域，其他如</text:span><text:span text:style-name="Strong_20_Emphasis"><text:span text:style-name="T23">$value['string'] </text:span></text:span><text:span text:style-name="T24">將大多數識別資訊(id、 name、 Descrs)作為單個字串，這等同於使用的預設值，必須包裝在 </text:span><text:span text:style-name="Strong_20_Emphasis"><text:span text:style-name="T23">{{ }}</text:span></text:span></text:p>
            <text:p text:style-name="P9"/>
          </table:table-cell>
        </table:table-row>
      </table:table>
      <text:p text:style-name="P1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Monaco" svg:font-family="Monaco, Courier, monospace"/>
    <style:font-face style:name="apple-system" svg:font-family="apple-system, BlinkMacSystemFont, 'Segoe UI', Roboto, Oxygen, Ubuntu, Cantarell, 'Fira Sans', 'Droid Sans', 'Helvetica Neue', sans-serif"/>
    <style:font-face style:name="courier new" svg:font-family="'courier new', courier, monospace"/>
    <style:font-face style:name="georgia" svg:font-family="georgia, palatina, serif"/>
    <style:font-face style:name="times new roman" svg:font-family="'times new roman', times, 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dobe 黑体 Std R" svg:font-family="'Adobe 黑体 Std R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2.2$Windows_X86_64 LibreOffice_project/2b840030fec2aae0fd2658d8d4f9548af4e3518d</meta:generator>
    <dc:date>2020-04-09T17:08:03.803000000</dc:date>
    <meta:editing-duration>PT6M25S</meta:editing-duration>
    <meta:editing-cycles>2</meta:editing-cycles>
    <meta:document-statistic meta:table-count="7" meta:image-count="0" meta:object-count="0" meta:page-count="6" meta:paragraph-count="110" meta:word-count="1121" meta:character-count="3933" meta:non-whitespace-character-count="3473"/>
  </office:meta>
</office:document-meta>
</file>